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1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18:37:09.128133100</dc:date>
    <meta:editing-duration>PT29M4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1" meta:non-whitespace-character-count="521"/>
  </office:meta>
</office:document-meta>
</file>